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rPollingTransportHandl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PollingTransportHandler.checkSessionType( SockJs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PollingTransportHandler.getFrameFormat( 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PollingTransportHandler.getTrans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PollingTransportHandler.createSession( String sessionId , WebSocketHandler 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